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use-soft-page-breaks="true">
      <text:tracked-changes>
        <text:changed-region text:id="ct657637392">
          <text:insertion>
            <office:change-info>
              <dc:creator>Bob Jacobsen</dc:creator>
              <dc:date>2010-08-31T07:13:00</dc:date>
            </office:change-info>
          </text:insertion>
        </text:changed-region>
        <text:changed-region text:id="ct650607840">
          <text:insertion>
            <office:change-info>
              <dc:creator>Bob Jacobsen</dc:creator>
              <dc:date>2010-08-31T07:14:00</dc:date>
            </office:change-info>
          </text:insertion>
        </text:changed-region>
        <text:changed-region text:id="ct639066368">
          <text:insertion>
            <office:change-info>
              <dc:creator>Bob Jacobsen</dc:creator>
              <dc:date>2010-08-31T07:15:00</dc:date>
            </office:change-info>
          </text:insertion>
        </text:changed-region>
        <text:changed-region text:id="ct658253008">
          <text:format-change>
            <office:change-info>
              <dc:creator>Bob Jacobsen</dc:creator>
              <dc:date>2010-08-31T07:05:00</dc:date>
            </office:change-info>
          </text:format-change>
        </text:changed-region>
        <text:changed-region text:id="ct648436176">
          <text:insertion>
            <office:change-info>
              <dc:creator>Bob Jacobsen</dc:creator>
              <dc:date>2010-08-31T07:06:00</dc:date>
            </office:change-info>
          </text:insertion>
        </text:changed-region>
        <text:changed-region text:id="ct670518192">
          <text:insertion>
            <office:change-info>
              <dc:creator>Bob Jacobsen</dc:creator>
              <dc:date>2010-08-31T07:07:00</dc:date>
            </office:change-info>
          </text:insertion>
        </text:changed-region>
        <text:changed-region text:id="ct736827152">
          <text:insertion>
            <office:change-info>
              <dc:creator>Bob Jacobsen</dc:creator>
              <dc:date>2010-08-31T07:01:00</dc:date>
            </office:change-info>
          </text:insertion>
        </text:changed-region>
        <text:changed-region text:id="ct640898560">
          <text:insertion>
            <office:change-info>
              <dc:creator>Bob Jacobsen</dc:creator>
              <dc:date>2010-08-31T07:02:00</dc:date>
            </office:change-info>
          </text:insertion>
        </text:changed-region>
        <text:changed-region text:id="ct635851536">
          <text:format-change>
            <office:change-info>
              <dc:creator>Bob Jacobsen</dc:creator>
              <dc:date>2010-08-31T07:05:00</dc:date>
            </office:change-info>
          </text:format-change>
        </text:changed-region>
        <text:changed-region text:id="ct639020928">
          <text:insertion>
            <office:change-info>
              <dc:creator>Bob Jacobsen</dc:creator>
              <dc:date>2010-08-31T07:1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ust a place-keeper for a pile tech note explaining reasoning, not well written)<text:change-start text:change-id="ct657637392"/></text:p>
      <text:p text:style-name="Standard"/>
      <text:p text:style-name="Standard">We don't discuss CAN terminators, because they'r<text:change-end text:change-id="ct657637392"/><text:change-start text:change-id="ct650607840"/>e discussed in detail in the CAN documentation that the standard references. <text:s/>A simple resistor on a RJ45 plug can be used, or more complex devices can be created and sold that <text:change-end text:change-id="ct650607840"/><text:change-start text:change-id="ct639066368"/>e.g. contain diagnostic readouts. <text:s/>So long as it provides in-spec termination, they're all fine.<text:change-end text:change-id="ct639066368"/></text:p>
      <text:p text:style-name="Standard"/>
      <text:p text:style-name="P1"><text:change-start text:change-id="ct658253008"/>Physical Interconnection<text:change-end text:change-id="ct658253008"/></text:p>
      <text:p text:style-name="Standard"/>
      <text:p text:style-name="Standard">We're trying to enable two basic kinds of nodes: <text:s text:c="2"/>Board with 2 connectors and box with a pig-tail cable, e.g. a handheld throttle. <text:s/>But we don't want to rule out e.g. a board with two connectors and three pig-tails for attaching throttles, or anything else, hence the somewhat complex wording in this section.</text:p>
      <text:p text:style-name="Standard"/>
      <text:p text:style-name="Standard">The assignments to particular colors are for information only. These are the colors that users will encounter in the two popular ways of wiring commercial cables. <text:s/>If you're building a product using commercial cable, using one of these two color codes will reduce confusion, but most NMRAnet users will never need to refer to the colors in their cables.</text:p>
      <text:p text:style-name="Standard"/>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
      <text:p text:style-name="Standard">All 8 wires don't have to go through the board if there's only one connection, e.g. a throttle with a single jack or pig-tail cable with plug. In that case, only two pairs are required.</text:p>
      <text:p text:style-name="Standard"/>
      <text:p text:style-name="Standard">We want all 8 wires present so people can add power later, or we can define the reserved conductors later, and still use them. The 1A on interconnects is to make sure they're at least as robust as the connectors and cable.</text:p>
      <text:p text:style-name="Standard"/>
      <text:p text:style-name="Standard">If your product is providing power and has e.g. two jacks, you can either connect them together and provide a max of 0.5A to both, or separately power them up to 0.5A each. This is the only case where a conductor doesn't have to pass through the board as a continuous electrical circuit.<text:change-start text:change-id="ct648436176"/> Note that this means that your product has to provide power, however; if providing power is an option, not always present, you should connect conductor 8 across the board to ensure that downstream nodes aren't cut off from power when it's <text:change-end text:change-id="ct648436176"/><text:change-start text:change-id="ct670518192"/>not provided by your board.<text:change-end text:change-id="ct670518192"/></text:p>
      <text:p text:style-name="Standard"/>
      <text:p text:style-name="Standard">The 100V requirement on the reserved conductors is also there to make sure that when we later find a use for it, we don't blow up existing installations.</text:p>
      <text:p text:style-name="Standard"><text:change-start text:change-id="ct736827152"/></text:p>
      <text:p text:style-name="Standard">For information on sizing circuit board traces to carry the required interconnectio<text:change-end text:change-id="ct736827152"/><text:change-start text:change-id="ct640898560"/>n current, please see “IPC-2152 — Standard for Determining Current-carrying Capacity in Printed Board Design, 2009.”<text:change-end text:change-id="ct640898560"/></text:p>
      <text:p text:style-name="Standard"/>
      <text:p text:style-name="P1"><text:change-start text:change-id="ct635851536"/>Power Supply<text:change-end text:change-id="ct635851536"/></text:p>
      <text:p text:style-name="Standard"/>
      <text:p text:style-name="Standard">The power supply section is meant to define a 12V nominal system with wide margins on production and consumption of power over the UTP cable. We expect that nodes will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1 conductor in UTP wiring.</text:p>
      <text:p text:style-name="Standard"><text:soft-page-break/></text:p>
      <text:p text:style-name="Standard"><text:change-start text:change-id="ct639020928"/>Power can be injected into the cable by simple “mid-span injector” devices, essentially just two RJ45 connectors and a 2mm jack for a wall-wart. It's not required that it comes from a NMRAnet node itself.</text:p>
      <text:p text:style-name="Standard"/>
      <text:p text:style-name="Standard"><text:change-end text:change-id="ct639020928"/>We expect that most power-supplying and power-consuming boards will connect PWR_NEG and the 3/7 grounds. <text:s/>A good way to do this is a 10 ohm resistor and a 0.1uF capacitor in parallel, but a straight copper connection is within the letter of the requirement.</text:p>
      <text:p text:style-name="Standard"/>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
      <text:p text:style-name="Standard">Note the effect of the “must withstand” logic is that power supply boards must be able to be connected to each other, even if their output voltages are not exactly the same. One way to handle this is an isolating diode on the PWR_POS outpu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10-08-31T05:47:31</meta:creation-date>
    <meta:generator>OpenOffice.org/3.2$Unix OpenOffice.org_project/320m18$Build-9502</meta:generator>
    <dc:date>2010-08-31T07:15:25</dc:date>
    <dc:creator>Bob Jacobsen</dc:creator>
    <meta:editing-duration>PT00H30M12S</meta:editing-duration>
    <meta:editing-cycles>16</meta:editing-cycles>
    <meta:document-statistic meta:table-count="0" meta:image-count="0" meta:object-count="0" meta:page-count="2" meta:paragraph-count="17" meta:word-count="720" meta:character-count="4216"/>
  </office:meta>
</office:document-meta>
</file>